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" style:family="table-cell" style:parent-style-name="Default" style:data-style-name="N58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6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7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" style:family="table-cell" style:parent-style-name="Default" style:data-style-name="N6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4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15" style:family="table-cell" style:parent-style-name="Default" style:data-style-name="N6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9" style:family="table-cell" style:parent-style-name="Default" style:data-style-name="N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0" style:family="table-cell" style:parent-style-name="Default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2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3" style:family="table-cell" style:parent-style-name="Default" style:data-style-name="N58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5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8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51" style:family="table-cell" style:parent-style-name="Default" style:data-style-name="N6">
      <style:table-cell-properties style:vertical-align="middle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6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21708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4.6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臺閩地區非食用水產製造品量值-縣市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3" table:default-cell-style-name="ce15"/>
        <table:table-column table:style-name="co4" table:default-cell-style-name="ce1"/>
        <table:table-column table:style-name="co5" table:number-columns-repeated="230" table:default-cell-style-name="ce1"/>
        <table:table-column table:style-name="co6" table:number-columns-repeated="16130" table:default-cell-style-name="ce1"/>
        <table:table-row table:style-name="ro1">
          <table:table-cell office:value-type="string" table:number-columns-spanned="4" table:number-rows-spanned="1" table:style-name="ce49">
            <text:p>12‧非食用水產製造品量值</text:p>
          </table:table-cell>
          <table:covered-table-cell table:number-columns-repeated="3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office:value-type="string" table:number-columns-spanned="8" table:number-rows-spanned="1" table:style-name="ce49">
            <text:p>12‧PROCESSED NON-FOOD PRODUCTS</text:p>
          </table:table-cell>
          <table:covered-table-cell table:number-columns-repeated="7"/>
          <table:table-cell table:style-name="ce15"/>
          <table:table-cell table:number-columns-repeated="16361" table:style-name="ce1"/>
        </table:table-row>
        <table:table-row table:style-name="ro2">
          <table:table-cell table:style-name="ce1"/>
          <table:table-cell table:style-name="ce7"/>
          <table:table-cell table:style-name="ce10"/>
          <table:table-cell table:style-name="ce7"/>
          <table:table-cell office:value-type="string" table:number-columns-spanned="1" table:number-rows-spanned="2" table:style-name="ce51">
            <text:p>單位｛</text:p>
          </table:table-cell>
          <table:table-cell office:value-type="string" table:number-columns-spanned="3" table:number-rows-spanned="1" table:style-name="ce31">
            <text:p>產量：公噸</text:p>
          </table:table-cell>
          <table:covered-table-cell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office:value-type="string" table:number-columns-spanned="1" table:number-rows-spanned="2" table:style-name="ce51">
            <text:p>Unit｛</text:p>
          </table:table-cell>
          <table:table-cell office:value-type="string" table:number-columns-spanned="3" table:number-rows-spanned="1" table:style-name="ce31">
            <text:p>Quantity：M.T.</text:p>
          </table:table-cell>
          <table:covered-table-cell table:number-columns-repeated="2"/>
          <table:table-cell table:number-columns-repeated="16360"/>
        </table:table-row>
        <table:table-row table:style-name="ro2">
          <table:table-cell table:style-name="ce7"/>
          <table:table-cell office:value-type="string" table:number-columns-spanned="3" table:number-rows-spanned="1" table:style-name="ce31">
            <text:p>(1) 縣市別</text:p>
          </table:table-cell>
          <table:covered-table-cell table:number-columns-repeated="2"/>
          <table:covered-table-cell/>
          <table:table-cell office:value-type="string" table:number-columns-spanned="3" table:number-rows-spanned="1" table:style-name="ce31">
            <text:p>價值：新臺幣千元</text:p>
          </table:table-cell>
          <table:covered-table-cell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office:value-type="string" table:number-columns-spanned="5" table:number-rows-spanned="1" table:style-name="ce31">
            <text:p>(1) Non-Food Products By District</text:p>
          </table:table-cell>
          <table:covered-table-cell table:number-columns-repeated="4"/>
          <table:covered-table-cell/>
          <table:table-cell office:value-type="string" table:number-columns-spanned="3" table:number-rows-spanned="1" table:style-name="ce31">
            <text:p>Value <text:s text:c="3"/>：Thousand N.T.$</text:p>
          </table:table-cell>
          <table:covered-table-cell table:number-columns-repeated="2"/>
          <table:table-cell table:number-columns-repeated="16360"/>
        </table:table-row>
        <table:table-row table:style-name="ro2">
          <table:table-cell office:value-type="string" table:number-columns-spanned="2" table:number-rows-spanned="1" table:style-name="ce56">
            <text:p>製 品 別</text:p>
            <draw:custom-shape svg:x="0in" svg:y="0in" svg:width="1.33333in" svg:height="1.187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55">
            <text:p>總計</text:p>
          </table:table-cell>
          <table:covered-table-cell/>
          <table:table-cell office:value-type="string" table:number-columns-spanned="4" table:number-rows-spanned="1" table:style-name="ce55">
            <text:p>粉類</text:p>
          </table:table-cell>
          <table:covered-table-cell table:number-columns-repeated="3"/>
          <table:table-cell table:number-columns-spanned="2" table:number-rows-spanned="1" table:style-name="ce55"/>
          <table:covered-table-cell/>
          <table:table-cell table:number-columns-spanned="2" table:number-rows-spanned="1" table:style-name="ce55"/>
          <table:covered-table-cell/>
          <table:table-cell table:number-columns-spanned="2" table:number-rows-spanned="1" table:style-name="ce55"/>
          <table:covered-table-cell/>
          <table:table-cell office:value-type="string" table:number-columns-spanned="8" table:number-rows-spanned="1" table:style-name="ce55">
            <text:p>裝飾品類</text:p>
          </table:table-cell>
          <table:covered-table-cell table:number-columns-repeated="7"/>
          <table:table-cell table:number-columns-spanned="2" table:number-rows-spanned="1" table:style-name="ce55"/>
          <table:covered-table-cell/>
          <table:table-cell table:number-columns-repeated="16360"/>
        </table:table-row>
        <table:table-row table:style-name="ro2">
          <table:table-cell office:value-type="string" table:number-columns-spanned="2" table:number-rows-spanned="1" table:style-name="ce57">
            <text:p>Products</text:p>
          </table:table-cell>
          <table:covered-table-cell/>
          <table:table-cell table:style-name="ce17"/>
          <table:table-cell table:style-name="ce18"/>
          <table:table-cell office:value-type="string" table:number-columns-spanned="4" table:number-rows-spanned="1" table:style-name="ce54">
            <text:p>Meal</text:p>
          </table:table-cell>
          <table:covered-table-cell table:number-columns-repeated="3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office:value-type="string" table:number-columns-spanned="8" table:number-rows-spanned="1" table:style-name="ce54">
            <text:p>Ornaments</text:p>
          </table:table-cell>
          <table:covered-table-cell table:number-columns-repeated="7"/>
          <table:table-cell table:style-name="ce17"/>
          <table:table-cell table:style-name="ce18"/>
          <table:table-cell table:number-columns-repeated="16360"/>
        </table:table-row>
        <table:table-row table:style-name="ro2">
          <table:table-cell table:style-name="ce17"/>
          <table:table-cell table:style-name="ce16"/>
          <table:table-cell table:style-name="ce17"/>
          <table:table-cell table:style-name="ce18"/>
          <table:table-cell office:value-type="string" table:number-columns-spanned="2" table:number-rows-spanned="1" table:style-name="ce55">
            <text:p>貝介粉</text:p>
          </table:table-cell>
          <table:covered-table-cell/>
          <table:table-cell office:value-type="string" table:number-columns-spanned="2" table:number-rows-spanned="1" table:style-name="ce55">
            <text:p>魚粉</text:p>
          </table:table-cell>
          <table:covered-table-cell/>
          <table:table-cell office:value-type="string" table:number-columns-spanned="2" table:number-rows-spanned="1" table:style-name="ce60">
            <text:p>油脂類</text:p>
          </table:table-cell>
          <table:covered-table-cell/>
          <table:table-cell office:value-type="string" table:number-columns-spanned="2" table:number-rows-spanned="1" table:style-name="ce60">
            <text:p>渣粕類</text:p>
          </table:table-cell>
          <table:covered-table-cell/>
          <table:table-cell office:value-type="string" table:number-columns-spanned="2" table:number-rows-spanned="1" table:style-name="ce60">
            <text:p>魚溶漿</text:p>
          </table:table-cell>
          <table:covered-table-cell/>
          <table:table-cell office:value-type="string" table:number-columns-spanned="2" table:number-rows-spanned="1" table:style-name="ce55">
            <text:p>皮革</text:p>
          </table:table-cell>
          <table:covered-table-cell/>
          <table:table-cell office:value-type="string" table:number-columns-spanned="2" table:number-rows-spanned="1" table:style-name="ce55">
            <text:p>貝殼</text:p>
          </table:table-cell>
          <table:covered-table-cell/>
          <table:table-cell office:value-type="string" table:number-columns-spanned="2" table:number-rows-spanned="1" table:style-name="ce55">
            <text:p>珊瑚</text:p>
          </table:table-cell>
          <table:covered-table-cell/>
          <table:table-cell office:value-type="string" table:number-columns-spanned="2" table:number-rows-spanned="1" table:style-name="ce55">
            <text:p>魚骨</text:p>
          </table:table-cell>
          <table:covered-table-cell/>
          <table:table-cell office:value-type="string" table:number-columns-spanned="2" table:number-rows-spanned="1" table:style-name="ce60">
            <text:p>其他</text:p>
          </table:table-cell>
          <table:covered-table-cell/>
          <table:table-cell table:number-columns-repeated="16360"/>
        </table:table-row>
        <table:table-row table:style-name="ro2">
          <table:table-cell table:style-name="ce17"/>
          <table:table-cell table:style-name="ce16"/>
          <table:table-cell office:value-type="string" table:number-columns-spanned="2" table:number-rows-spanned="1" table:style-name="ce54">
            <text:p>Total</text:p>
          </table:table-cell>
          <table:covered-table-cell/>
          <table:table-cell office:value-type="string" table:number-columns-spanned="2" table:number-rows-spanned="1" table:style-name="ce54">
            <text:p>Shell Lime</text:p>
          </table:table-cell>
          <table:covered-table-cell/>
          <table:table-cell office:value-type="string" table:number-columns-spanned="2" table:number-rows-spanned="1" table:style-name="ce54">
            <text:p>Fish Meal</text:p>
          </table:table-cell>
          <table:covered-table-cell/>
          <table:table-cell office:value-type="string" table:number-columns-spanned="2" table:number-rows-spanned="1" table:style-name="ce54">
            <text:p>Fish Oil</text:p>
          </table:table-cell>
          <table:covered-table-cell/>
          <table:table-cell office:value-type="string" table:number-columns-spanned="2" table:number-rows-spanned="1" table:style-name="ce54">
            <text:p>Fish Cake</text:p>
          </table:table-cell>
          <table:covered-table-cell/>
          <table:table-cell office:value-type="string" table:number-columns-spanned="2" table:number-rows-spanned="1" table:style-name="ce54">
            <text:p>Fish Soluble</text:p>
          </table:table-cell>
          <table:covered-table-cell/>
          <table:table-cell office:value-type="string" table:number-columns-spanned="2" table:number-rows-spanned="1" table:style-name="ce54">
            <text:p>Fish Leather</text:p>
          </table:table-cell>
          <table:covered-table-cell/>
          <table:table-cell office:value-type="string" table:number-columns-spanned="2" table:number-rows-spanned="1" table:style-name="ce54">
            <text:p>Shells</text:p>
          </table:table-cell>
          <table:covered-table-cell/>
          <table:table-cell office:value-type="string" table:number-columns-spanned="2" table:number-rows-spanned="1" table:style-name="ce54">
            <text:p>Corals</text:p>
          </table:table-cell>
          <table:covered-table-cell/>
          <table:table-cell office:value-type="string" table:number-columns-spanned="2" table:number-rows-spanned="1" table:style-name="ce54">
            <text:p>Fish Bones</text:p>
          </table:table-cell>
          <table:covered-table-cell/>
          <table:table-cell office:value-type="string" table:number-columns-spanned="2" table:number-rows-spanned="1" table:style-name="ce54">
            <text:p>Others</text:p>
          </table:table-cell>
          <table:covered-table-cell/>
          <table:table-cell table:number-columns-repeated="16360"/>
        </table:table-row>
        <table:table-row table:style-name="ro2">
          <table:table-cell office:value-type="string" table:number-columns-spanned="2" table:number-rows-spanned="1" table:style-name="ce58">
            <text:p>縣市別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8">
            <text:p>價值</text:p>
          </table:table-cell>
          <table:table-cell table:number-columns-repeated="16360"/>
        </table:table-row>
        <table:table-row table:style-name="ro2">
          <table:table-cell office:value-type="string" table:number-columns-spanned="2" table:number-rows-spanned="1" table:style-name="ce59">
            <text:p>District</text:p>
          </table:table-cell>
          <table:covered-table-cell/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office:value-type="string" table:style-name="ce12">
            <text:p>Quantity</text:p>
          </table:table-cell>
          <table:table-cell office:value-type="string" table:style-name="ce9">
            <text:p>Value</text:p>
          </table:table-cell>
          <table:table-cell table:number-columns-repeated="16360"/>
        </table:table-row>
        <table:table-row table:style-name="ro3">
          <table:table-cell office:value-type="string" table:style-name="ce27">
            <text:p>總計</text:p>
          </table:table-cell>
          <table:table-cell office:value-type="string" table:style-name="ce3">
            <text:p>GRAND TOTAL</text:p>
          </table:table-cell>
          <table:table-cell office:value-type="float" office:value="9643.380000000001" table:formula="msoxl:=  IF(SUM(C11,C32)=0,&quot;-&quot;,SUM(C11,C32))" table:style-name="ce19">
            <text:p>9,643</text:p>
          </table:table-cell>
          <table:table-cell office:value-type="float" office:value="368921" table:formula="msoxl:=  IF(SUM(D11,D32)=0,&quot;-&quot;,SUM(D11,D32))" table:style-name="ce20">
            <text:p>368,921.0<text:s/></text:p>
          </table:table-cell>
          <table:table-cell office:value-type="float" office:value="9296" table:formula="msoxl:=  IF(SUM(E11,E32)=0,&quot;-&quot;,SUM(E11,E32))" table:style-name="ce19">
            <text:p>9,296</text:p>
          </table:table-cell>
          <table:table-cell office:value-type="float" office:value="10796" table:formula="msoxl:=  IF(SUM(F11,F32)=0,&quot;-&quot;,SUM(F11,F32))" table:style-name="ce20">
            <text:p>10,796.0<text:s/></text:p>
          </table:table-cell>
          <table:table-cell office:value-type="string" office:string-value="-" table:formula="msoxl:=  IF(SUM(G11,G32)=0,&quot;-&quot;,SUM(G11,G32))" table:style-name="ce19">
            <text:p>-</text:p>
          </table:table-cell>
          <table:table-cell office:value-type="string" office:string-value="-" table:formula="msoxl:=  IF(SUM(H11,H32)=0,&quot;-&quot;,SUM(H11,H32))" table:style-name="ce20">
            <text:p>-</text:p>
          </table:table-cell>
          <table:table-cell office:value-type="string" office:string-value="-" table:formula="msoxl:=  IF(SUM(I11,I32)=0,&quot;-&quot;,SUM(I11,I32))" table:style-name="ce19">
            <text:p>-</text:p>
          </table:table-cell>
          <table:table-cell office:value-type="string" office:string-value="-" table:formula="msoxl:=  IF(SUM(J11,J32)=0,&quot;-&quot;,SUM(J11,J32))" table:style-name="ce20">
            <text:p>-</text:p>
          </table:table-cell>
          <table:table-cell office:value-type="string" office:string-value="-" table:formula="msoxl:=  IF(SUM(K11,K32)=0,&quot;-&quot;,SUM(K11,K32))" table:style-name="ce19">
            <text:p>-</text:p>
          </table:table-cell>
          <table:table-cell office:value-type="string" office:string-value="-" table:formula="msoxl:=  IF(SUM(L11,L32)=0,&quot;-&quot;,SUM(L11,L32))" table:style-name="ce20">
            <text:p>-</text:p>
          </table:table-cell>
          <table:table-cell office:value-type="string" office:string-value="-" table:formula="msoxl:=  IF(SUM(M11,M32)=0,&quot;-&quot;,SUM(M11,M32))" table:style-name="ce19">
            <text:p>-</text:p>
          </table:table-cell>
          <table:table-cell office:value-type="string" office:string-value="-" table:formula="msoxl:=  IF(SUM(N11,N32)=0,&quot;-&quot;,SUM(N11,N32))" table:style-name="ce20">
            <text:p>-</text:p>
          </table:table-cell>
          <table:table-cell office:value-type="string" office:string-value="-" table:formula="msoxl:=  IF(SUM(O11,O32)=0,&quot;-&quot;,SUM(O11,O32))" table:style-name="ce19">
            <text:p>-</text:p>
          </table:table-cell>
          <table:table-cell office:value-type="string" office:string-value="-" table:formula="msoxl:=  IF(SUM(P11,P32)=0,&quot;-&quot;,SUM(P11,P32))" table:style-name="ce20">
            <text:p>-</text:p>
          </table:table-cell>
          <table:table-cell office:value-type="string" office:string-value="-" table:formula="msoxl:=  IF(SUM(Q11,Q32)=0,&quot;-&quot;,SUM(Q11,Q32))" table:style-name="ce19">
            <text:p>-</text:p>
          </table:table-cell>
          <table:table-cell office:value-type="string" office:string-value="-" table:formula="msoxl:=  IF(SUM(R11,R32)=0,&quot;-&quot;,SUM(R11,R32))" table:style-name="ce20">
            <text:p>-</text:p>
          </table:table-cell>
          <table:table-cell office:value-type="float" office:value="1.38" table:formula="msoxl:=  IF(SUM(S11,S32)=0,&quot;-&quot;,SUM(S11,S32))" table:style-name="ce19">
            <text:p>1</text:p>
          </table:table-cell>
          <table:table-cell office:value-type="float" office:value="209125" table:formula="msoxl:=  IF(SUM(T11,T32)=0,&quot;-&quot;,SUM(T11,T32))" table:style-name="ce20">
            <text:p>209,125.0<text:s/></text:p>
          </table:table-cell>
          <table:table-cell office:value-type="string" office:string-value="-" table:formula="msoxl:=  IF(SUM(U11,U32)=0,&quot;-&quot;,SUM(U11,U32))" table:style-name="ce19">
            <text:p>-</text:p>
          </table:table-cell>
          <table:table-cell office:value-type="string" office:string-value="-" table:formula="msoxl:=  IF(SUM(V11,V32)=0,&quot;-&quot;,SUM(V11,V32))" table:style-name="ce20">
            <text:p>-</text:p>
          </table:table-cell>
          <table:table-cell office:value-type="float" office:value="346" table:formula="msoxl:=  IF(SUM(W11,W32)=0,&quot;-&quot;,SUM(W11,W32))" table:style-name="ce19">
            <text:p>346</text:p>
          </table:table-cell>
          <table:table-cell office:value-type="float" office:value="149000" table:formula="msoxl:=  IF(SUM(X11,X32)=0,&quot;-&quot;,SUM(X11,X32))" table:style-name="ce20">
            <text:p>149,000.0<text:s/></text:p>
          </table:table-cell>
          <table:table-cell table:number-columns-repeated="16360"/>
        </table:table-row>
        <table:table-row table:style-name="ro3">
          <table:table-cell office:value-type="string" table:style-name="ce2">
            <text:p>臺灣地區</text:p>
          </table:table-cell>
          <table:table-cell office:value-type="string" table:style-name="ce3">
            <text:p>TAIWAN AREA</text:p>
          </table:table-cell>
          <table:table-cell office:value-type="float" office:value="9643.380000000001" table:formula="msoxl:=  IF(SUM(C12:C31)=0,&quot;-&quot;,SUM(C12:C31))" table:style-name="ce19">
            <text:p>9,643</text:p>
          </table:table-cell>
          <table:table-cell office:value-type="float" office:value="368921" table:formula="msoxl:=  IF(SUM(D12:D31)=0,&quot;-&quot;,SUM(D12:D31))" table:style-name="ce20">
            <text:p>368,921.0<text:s/></text:p>
          </table:table-cell>
          <table:table-cell office:value-type="float" office:value="9296" table:formula="msoxl:=  IF(SUM(E12:E31)=0,&quot;-&quot;,SUM(E12:E31))" table:style-name="ce19">
            <text:p>9,296</text:p>
          </table:table-cell>
          <table:table-cell office:value-type="float" office:value="10796" table:formula="msoxl:=  IF(SUM(F12:F31)=0,&quot;-&quot;,SUM(F12:F31))" table:style-name="ce20">
            <text:p>10,796.0<text:s/></text:p>
          </table:table-cell>
          <table:table-cell office:value-type="string" office:string-value="-" table:formula="msoxl:=  IF(SUM(G12:G31)=0,&quot;-&quot;,SUM(G12:G31))" table:style-name="ce19">
            <text:p>-</text:p>
          </table:table-cell>
          <table:table-cell office:value-type="string" office:string-value="-" table:formula="msoxl:=  IF(SUM(H12:H31)=0,&quot;-&quot;,SUM(H12:H31))" table:style-name="ce20">
            <text:p>-</text:p>
          </table:table-cell>
          <table:table-cell office:value-type="string" office:string-value="-" table:formula="msoxl:=  IF(SUM(I12:I31)=0,&quot;-&quot;,SUM(I12:I31))" table:style-name="ce19">
            <text:p>-</text:p>
          </table:table-cell>
          <table:table-cell office:value-type="string" office:string-value="-" table:formula="msoxl:=  IF(SUM(J12:J31)=0,&quot;-&quot;,SUM(J12:J31))" table:style-name="ce20">
            <text:p>-</text:p>
          </table:table-cell>
          <table:table-cell office:value-type="string" office:string-value="-" table:formula="msoxl:=  IF(SUM(K12:K31)=0,&quot;-&quot;,SUM(K12:K31))" table:style-name="ce19">
            <text:p>-</text:p>
          </table:table-cell>
          <table:table-cell office:value-type="string" office:string-value="-" table:formula="msoxl:=  IF(SUM(L12:L31)=0,&quot;-&quot;,SUM(L12:L31))" table:style-name="ce20">
            <text:p>-</text:p>
          </table:table-cell>
          <table:table-cell office:value-type="string" office:string-value="-" table:formula="msoxl:=  IF(SUM(M12:M31)=0,&quot;-&quot;,SUM(M12:M31))" table:style-name="ce19">
            <text:p>-</text:p>
          </table:table-cell>
          <table:table-cell office:value-type="string" office:string-value="-" table:formula="msoxl:=  IF(SUM(N12:N31)=0,&quot;-&quot;,SUM(N12:N31))" table:style-name="ce20">
            <text:p>-</text:p>
          </table:table-cell>
          <table:table-cell office:value-type="string" office:string-value="-" table:formula="msoxl:=  IF(SUM(O12:O31)=0,&quot;-&quot;,SUM(O12:O31))" table:style-name="ce19">
            <text:p>-</text:p>
          </table:table-cell>
          <table:table-cell office:value-type="string" office:string-value="-" table:formula="msoxl:=  IF(SUM(P12:P31)=0,&quot;-&quot;,SUM(P12:P31))" table:style-name="ce20">
            <text:p>-</text:p>
          </table:table-cell>
          <table:table-cell office:value-type="string" office:string-value="-" table:formula="msoxl:=  IF(SUM(Q12:Q31)=0,&quot;-&quot;,SUM(Q12:Q31))" table:style-name="ce19">
            <text:p>-</text:p>
          </table:table-cell>
          <table:table-cell office:value-type="string" office:string-value="-" table:formula="msoxl:=  IF(SUM(R12:R31)=0,&quot;-&quot;,SUM(R12:R31))" table:style-name="ce20">
            <text:p>-</text:p>
          </table:table-cell>
          <table:table-cell office:value-type="float" office:value="1.38" table:formula="msoxl:=  IF(SUM(S12:S31)=0,&quot;-&quot;,SUM(S12:S31))" table:style-name="ce19">
            <text:p>1</text:p>
          </table:table-cell>
          <table:table-cell office:value-type="float" office:value="209125" table:formula="msoxl:=  IF(SUM(T12:T31)=0,&quot;-&quot;,SUM(T12:T31))" table:style-name="ce20">
            <text:p>209,125.0<text:s/></text:p>
          </table:table-cell>
          <table:table-cell office:value-type="string" office:string-value="-" table:formula="msoxl:=  IF(SUM(U12:U31)=0,&quot;-&quot;,SUM(U12:U31))" table:style-name="ce19">
            <text:p>-</text:p>
          </table:table-cell>
          <table:table-cell office:value-type="string" office:string-value="-" table:formula="msoxl:=  IF(SUM(V12:V31)=0,&quot;-&quot;,SUM(V12:V31))" table:style-name="ce20">
            <text:p>-</text:p>
          </table:table-cell>
          <table:table-cell office:value-type="float" office:value="346" table:formula="msoxl:=  IF(SUM(W12:W31)=0,&quot;-&quot;,SUM(W12:W31))" table:style-name="ce19">
            <text:p>346</text:p>
          </table:table-cell>
          <table:table-cell office:value-type="float" office:value="149000" table:formula="msoxl:=  IF(SUM(X12:X31)=0,&quot;-&quot;,SUM(X12:X31))" table:style-name="ce20">
            <text:p>149,000.0<text:s/>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新北市</text:p>
          </table:table-cell>
          <table:table-cell office:value-type="string" table:style-name="ce3">
            <text:p>NEW TAIPEI CITY</text:p>
          </table:table-cell>
          <table:table-cell office:value-type="string" office:string-value="-" table:formula="msoxl:=  IF(SUM(E12,G12,I12,K12,M12,O12,Q12,S12,U12,W12)=0,&quot;-&quot;,SUM(E12,G12,I12,K12,M12,O12,Q12,S12,U12,W12))" table:style-name="ce19">
            <text:p>-</text:p>
          </table:table-cell>
          <table:table-cell office:value-type="string" office:string-value="-" table:formula="msoxl:=  IF(SUM(F12,H12,J12,L12,N12,P12,R12,T12,V12,X12)=0,&quot;-&quot;,SUM(F12,H12,J12,L12,N12,P12,R12,T12,V12,X12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臺北市</text:p>
          </table:table-cell>
          <table:table-cell office:value-type="string" table:style-name="ce3">
            <text:p>TAIPEI CITY</text:p>
          </table:table-cell>
          <table:table-cell office:value-type="string" office:string-value="-" table:formula="msoxl:=  IF(SUM(E13,G13,I13,K13,M13,O13,Q13,S13,U13,W13)=0,&quot;-&quot;,SUM(E13,G13,I13,K13,M13,O13,Q13,S13,U13,W13))" table:style-name="ce19">
            <text:p>-</text:p>
          </table:table-cell>
          <table:table-cell office:value-type="string" office:string-value="-" table:formula="msoxl:=  IF(SUM(F13,H13,J13,L13,N13,P13,R13,T13,V13,X13)=0,&quot;-&quot;,SUM(F13,H13,J13,L13,N13,P13,R13,T13,V13,X13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桃園市</text:p>
          </table:table-cell>
          <table:table-cell office:value-type="string" table:style-name="ce3">
            <text:p>TAOYUAN CITY</text:p>
          </table:table-cell>
          <table:table-cell office:value-type="string" office:string-value="-" table:formula="msoxl:=  IF(SUM(E14,G14,I14,K14,M14,O14,Q14,S14,U14,W14)=0,&quot;-&quot;,SUM(E14,G14,I14,K14,M14,O14,Q14,S14,U14,W14))" table:style-name="ce19">
            <text:p>-</text:p>
          </table:table-cell>
          <table:table-cell office:value-type="string" office:string-value="-" table:formula="msoxl:=  IF(SUM(F14,H14,J14,L14,N14,P14,R14,T14,V14,X14)=0,&quot;-&quot;,SUM(F14,H14,J14,L14,N14,P14,R14,T14,V14,X14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臺中市</text:p>
          </table:table-cell>
          <table:table-cell office:value-type="string" table:style-name="ce3">
            <text:p>TAICHUNG CITY</text:p>
          </table:table-cell>
          <table:table-cell office:value-type="string" office:string-value="-" table:formula="msoxl:=  IF(SUM(E15,G15,I15,K15,M15,O15,Q15,S15,U15,W15)=0,&quot;-&quot;,SUM(E15,G15,I15,K15,M15,O15,Q15,S15,U15,W15))" table:style-name="ce19">
            <text:p>-</text:p>
          </table:table-cell>
          <table:table-cell office:value-type="string" office:string-value="-" table:formula="msoxl:=  IF(SUM(F15,H15,J15,L15,N15,P15,R15,T15,V15,X15)=0,&quot;-&quot;,SUM(F15,H15,J15,L15,N15,P15,R15,T15,V15,X15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臺南市</text:p>
          </table:table-cell>
          <table:table-cell office:value-type="string" table:style-name="ce3">
            <text:p>TAINAN CITY</text:p>
          </table:table-cell>
          <table:table-cell office:value-type="string" office:string-value="-" table:formula="msoxl:=  IF(SUM(E16,G16,I16,K16,M16,O16,Q16,S16,U16,W16)=0,&quot;-&quot;,SUM(E16,G16,I16,K16,M16,O16,Q16,S16,U16,W16))" table:style-name="ce19">
            <text:p>-</text:p>
          </table:table-cell>
          <table:table-cell office:value-type="string" office:string-value="-" table:formula="msoxl:=  IF(SUM(F16,H16,J16,L16,N16,P16,R16,T16,V16,X16)=0,&quot;-&quot;,SUM(F16,H16,J16,L16,N16,P16,R16,T16,V16,X16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高雄市</text:p>
          </table:table-cell>
          <table:table-cell office:value-type="string" table:style-name="ce3">
            <text:p>KAOHSIUNG CITY</text:p>
          </table:table-cell>
          <table:table-cell office:value-type="string" office:string-value="-" table:formula="msoxl:=  IF(SUM(E17,G17,I17,K17,M17,O17,Q17,S17,U17,W17)=0,&quot;-&quot;,SUM(E17,G17,I17,K17,M17,O17,Q17,S17,U17,W17))" table:style-name="ce19">
            <text:p>-</text:p>
          </table:table-cell>
          <table:table-cell office:value-type="string" office:string-value="-" table:formula="msoxl:=  IF(SUM(F17,H17,J17,L17,N17,P17,R17,T17,V17,X17)=0,&quot;-&quot;,SUM(F17,H17,J17,L17,N17,P17,R17,T17,V17,X17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宜蘭縣</text:p>
          </table:table-cell>
          <table:table-cell office:value-type="string" table:style-name="ce3">
            <text:p>ILAN COUNTY</text:p>
          </table:table-cell>
          <table:table-cell office:value-type="float" office:value="1.38" table:formula="msoxl:=  IF(SUM(E18,G18,I18,K18,M18,O18,Q18,S18,U18,W18)=0,&quot;-&quot;,SUM(E18,G18,I18,K18,M18,O18,Q18,S18,U18,W18))" table:style-name="ce19">
            <text:p>1</text:p>
          </table:table-cell>
          <table:table-cell office:value-type="float" office:value="209125" table:formula="msoxl:=  IF(SUM(F18,H18,J18,L18,N18,P18,R18,T18,V18,X18)=0,&quot;-&quot;,SUM(F18,H18,J18,L18,N18,P18,R18,T18,V18,X18))" table:style-name="ce20">
            <text:p>209,125.0<text:s/>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float" office:value="1.38" table:style-name="ce13">
            <text:p>1</text:p>
          </table:table-cell>
          <table:table-cell office:value-type="float" office:value="209125" table:style-name="ce5">
            <text:p>209,125.0<text:s/>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新竹縣</text:p>
          </table:table-cell>
          <table:table-cell office:value-type="string" table:style-name="ce3">
            <text:p>HSINCHU COUNTY</text:p>
          </table:table-cell>
          <table:table-cell office:value-type="string" office:string-value="-" table:formula="msoxl:=  IF(SUM(E19,G19,I19,K19,M19,O19,Q19,S19,U19,W19)=0,&quot;-&quot;,SUM(E19,G19,I19,K19,M19,O19,Q19,S19,U19,W19))" table:style-name="ce19">
            <text:p>-</text:p>
          </table:table-cell>
          <table:table-cell office:value-type="string" office:string-value="-" table:formula="msoxl:=  IF(SUM(F19,H19,J19,L19,N19,P19,R19,T19,V19,X19)=0,&quot;-&quot;,SUM(F19,H19,J19,L19,N19,P19,R19,T19,V19,X19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苗栗縣</text:p>
          </table:table-cell>
          <table:table-cell office:value-type="string" table:style-name="ce3">
            <text:p>MIAOLI COUNTY</text:p>
          </table:table-cell>
          <table:table-cell office:value-type="string" office:string-value="-" table:formula="msoxl:=  IF(SUM(E20,G20,I20,K20,M20,O20,Q20,S20,U20,W20)=0,&quot;-&quot;,SUM(E20,G20,I20,K20,M20,O20,Q20,S20,U20,W20))" table:style-name="ce19">
            <text:p>-</text:p>
          </table:table-cell>
          <table:table-cell office:value-type="string" office:string-value="-" table:formula="msoxl:=  IF(SUM(F20,H20,J20,L20,N20,P20,R20,T20,V20,X20)=0,&quot;-&quot;,SUM(F20,H20,J20,L20,N20,P20,R20,T20,V20,X20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彰化縣</text:p>
          </table:table-cell>
          <table:table-cell office:value-type="string" table:style-name="ce3">
            <text:p>CHANGHWA COUNTY</text:p>
          </table:table-cell>
          <table:table-cell office:value-type="float" office:value="1346" table:formula="msoxl:=  IF(SUM(E21,G21,I21,K21,M21,O21,Q21,S21,U21,W21)=0,&quot;-&quot;,SUM(E21,G21,I21,K21,M21,O21,Q21,S21,U21,W21))" table:style-name="ce19">
            <text:p>1,346</text:p>
          </table:table-cell>
          <table:table-cell office:value-type="float" office:value="151500" table:formula="msoxl:=  IF(SUM(F21,H21,J21,L21,N21,P21,R21,T21,V21,X21)=0,&quot;-&quot;,SUM(F21,H21,J21,L21,N21,P21,R21,T21,V21,X21))" table:style-name="ce20">
            <text:p>151,500.0<text:s/></text:p>
          </table:table-cell>
          <table:table-cell office:value-type="float" office:value="1000" table:style-name="ce13">
            <text:p>1,000</text:p>
          </table:table-cell>
          <table:table-cell office:value-type="float" office:value="2500" table:style-name="ce5">
            <text:p>2,500.0<text:s/>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13">
            <text:p>346</text:p>
          </table:table-cell>
          <table:table-cell office:value-type="float" office:value="149000" table:style-name="ce5">
            <text:p>149,000.0<text:s/>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南投縣</text:p>
          </table:table-cell>
          <table:table-cell office:value-type="string" table:style-name="ce3">
            <text:p>NANTOU COUNTY</text:p>
          </table:table-cell>
          <table:table-cell office:value-type="string" office:string-value="-" table:formula="msoxl:=  IF(SUM(E22,G22,I22,K22,M22,O22,Q22,S22,U22,W22)=0,&quot;-&quot;,SUM(E22,G22,I22,K22,M22,O22,Q22,S22,U22,W22))" table:style-name="ce19">
            <text:p>-</text:p>
          </table:table-cell>
          <table:table-cell office:value-type="string" office:string-value="-" table:formula="msoxl:=  IF(SUM(F22,H22,J22,L22,N22,P22,R22,T22,V22,X22)=0,&quot;-&quot;,SUM(F22,H22,J22,L22,N22,P22,R22,T22,V22,X22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雲林縣</text:p>
          </table:table-cell>
          <table:table-cell office:value-type="string" table:style-name="ce3">
            <text:p>YUNLIN COUNTY</text:p>
          </table:table-cell>
          <table:table-cell office:value-type="string" office:string-value="-" table:formula="msoxl:=  IF(SUM(E23,G23,I23,K23,M23,O23,Q23,S23,U23,W23)=0,&quot;-&quot;,SUM(E23,G23,I23,K23,M23,O23,Q23,S23,U23,W23))" table:style-name="ce19">
            <text:p>-</text:p>
          </table:table-cell>
          <table:table-cell office:value-type="string" office:string-value="-" table:formula="msoxl:=  IF(SUM(F23,H23,J23,L23,N23,P23,R23,T23,V23,X23)=0,&quot;-&quot;,SUM(F23,H23,J23,L23,N23,P23,R23,T23,V23,X23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嘉義縣</text:p>
          </table:table-cell>
          <table:table-cell office:value-type="string" table:style-name="ce3">
            <text:p>CHIAYI COUNTY</text:p>
          </table:table-cell>
          <table:table-cell office:value-type="float" office:value="8296" table:formula="msoxl:=  IF(SUM(E24,G24,I24,K24,M24,O24,Q24,S24,U24,W24)=0,&quot;-&quot;,SUM(E24,G24,I24,K24,M24,O24,Q24,S24,U24,W24))" table:style-name="ce19">
            <text:p>8,296</text:p>
          </table:table-cell>
          <table:table-cell office:value-type="float" office:value="8296" table:formula="msoxl:=  IF(SUM(F24,H24,J24,L24,N24,P24,R24,T24,V24,X24)=0,&quot;-&quot;,SUM(F24,H24,J24,L24,N24,P24,R24,T24,V24,X24))" table:style-name="ce20">
            <text:p>8,296.0<text:s/></text:p>
          </table:table-cell>
          <table:table-cell office:value-type="float" office:value="8296" table:style-name="ce13">
            <text:p>8,296</text:p>
          </table:table-cell>
          <table:table-cell office:value-type="float" office:value="8296" table:style-name="ce5">
            <text:p>8,296.0<text:s/>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屏東縣</text:p>
          </table:table-cell>
          <table:table-cell office:value-type="string" table:style-name="ce3">
            <text:p>PINGTUNG COUNTY</text:p>
          </table:table-cell>
          <table:table-cell office:value-type="string" office:string-value="-" table:formula="msoxl:=  IF(SUM(E25,G25,I25,K25,M25,O25,Q25,S25,U25,W25)=0,&quot;-&quot;,SUM(E25,G25,I25,K25,M25,O25,Q25,S25,U25,W25))" table:style-name="ce19">
            <text:p>-</text:p>
          </table:table-cell>
          <table:table-cell office:value-type="string" office:string-value="-" table:formula="msoxl:=  IF(SUM(F25,H25,J25,L25,N25,P25,R25,T25,V25,X25)=0,&quot;-&quot;,SUM(F25,H25,J25,L25,N25,P25,R25,T25,V25,X25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臺東縣</text:p>
          </table:table-cell>
          <table:table-cell office:value-type="string" table:style-name="ce3">
            <text:p>TAITUNG COUNTY</text:p>
          </table:table-cell>
          <table:table-cell office:value-type="string" office:string-value="-" table:formula="msoxl:=  IF(SUM(E26,G26,I26,K26,M26,O26,Q26,S26,U26,W26)=0,&quot;-&quot;,SUM(E26,G26,I26,K26,M26,O26,Q26,S26,U26,W26))" table:style-name="ce19">
            <text:p>-</text:p>
          </table:table-cell>
          <table:table-cell office:value-type="string" office:string-value="-" table:formula="msoxl:=  IF(SUM(F26,H26,J26,L26,N26,P26,R26,T26,V26,X26)=0,&quot;-&quot;,SUM(F26,H26,J26,L26,N26,P26,R26,T26,V26,X26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花蓮縣</text:p>
          </table:table-cell>
          <table:table-cell office:value-type="string" table:style-name="ce3">
            <text:p>HWALIEN COUNTY</text:p>
          </table:table-cell>
          <table:table-cell office:value-type="string" office:string-value="-" table:formula="msoxl:=  IF(SUM(E27,G27,I27,K27,M27,O27,Q27,S27,U27,W27)=0,&quot;-&quot;,SUM(E27,G27,I27,K27,M27,O27,Q27,S27,U27,W27))" table:style-name="ce19">
            <text:p>-</text:p>
          </table:table-cell>
          <table:table-cell office:value-type="string" office:string-value="-" table:formula="msoxl:=  IF(SUM(F27,H27,J27,L27,N27,P27,R27,T27,V27,X27)=0,&quot;-&quot;,SUM(F27,H27,J27,L27,N27,P27,R27,T27,V27,X27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澎湖縣</text:p>
          </table:table-cell>
          <table:table-cell office:value-type="string" table:style-name="ce3">
            <text:p>PENGHU COUNTY</text:p>
          </table:table-cell>
          <table:table-cell office:value-type="string" office:string-value="-" table:formula="msoxl:=  IF(SUM(E28,G28,I28,K28,M28,O28,Q28,S28,U28,W28)=0,&quot;-&quot;,SUM(E28,G28,I28,K28,M28,O28,Q28,S28,U28,W28))" table:style-name="ce19">
            <text:p>-</text:p>
          </table:table-cell>
          <table:table-cell office:value-type="string" office:string-value="-" table:formula="msoxl:=  IF(SUM(F28,H28,J28,L28,N28,P28,R28,T28,V28,X28)=0,&quot;-&quot;,SUM(F28,H28,J28,L28,N28,P28,R28,T28,V28,X28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基隆市</text:p>
          </table:table-cell>
          <table:table-cell office:value-type="string" table:style-name="ce3">
            <text:p>KEELUNG CITY</text:p>
          </table:table-cell>
          <table:table-cell office:value-type="string" office:string-value="-" table:formula="msoxl:=  IF(SUM(E29,G29,I29,K29,M29,O29,Q29,S29,U29,W29)=0,&quot;-&quot;,SUM(E29,G29,I29,K29,M29,O29,Q29,S29,U29,W29))" table:style-name="ce19">
            <text:p>-</text:p>
          </table:table-cell>
          <table:table-cell office:value-type="string" office:string-value="-" table:formula="msoxl:=  IF(SUM(F29,H29,J29,L29,N29,P29,R29,T29,V29,X29)=0,&quot;-&quot;,SUM(F29,H29,J29,L29,N29,P29,R29,T29,V29,X29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新竹市</text:p>
          </table:table-cell>
          <table:table-cell office:value-type="string" table:style-name="ce3">
            <text:p>HSINCHU CITY</text:p>
          </table:table-cell>
          <table:table-cell office:value-type="string" office:string-value="-" table:formula="msoxl:=  IF(SUM(E30,G30,I30,K30,M30,O30,Q30,S30,U30,W30)=0,&quot;-&quot;,SUM(E30,G30,I30,K30,M30,O30,Q30,S30,U30,W30))" table:style-name="ce19">
            <text:p>-</text:p>
          </table:table-cell>
          <table:table-cell office:value-type="string" office:string-value="-" table:formula="msoxl:=  IF(SUM(F30,H30,J30,L30,N30,P30,R30,T30,V30,X30)=0,&quot;-&quot;,SUM(F30,H30,J30,L30,N30,P30,R30,T30,V30,X30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6">
            <text:p><text:s text:c="6"/>嘉義市</text:p>
          </table:table-cell>
          <table:table-cell office:value-type="string" table:style-name="ce3">
            <text:p>CHIAYI CITY</text:p>
          </table:table-cell>
          <table:table-cell office:value-type="string" office:string-value="-" table:formula="msoxl:=  IF(SUM(E31,G31,I31,K31,M31,O31,Q31,S31,U31,W31)=0,&quot;-&quot;,SUM(E31,G31,I31,K31,M31,O31,Q31,S31,U31,W31))" table:style-name="ce19">
            <text:p>-</text:p>
          </table:table-cell>
          <table:table-cell office:value-type="string" office:string-value="-" table:formula="msoxl:=  IF(SUM(F31,H31,J31,L31,N31,P31,R31,T31,V31,X31)=0,&quot;-&quot;,SUM(F31,H31,J31,L31,N31,P31,R31,T31,V31,X31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">
            <text:p><text:s text:c="2"/>金馬地區</text:p>
          </table:table-cell>
          <table:table-cell office:value-type="string" table:style-name="ce3">
            <text:p>KINMA AREA</text:p>
          </table:table-cell>
          <table:table-cell office:value-type="string" office:string-value="-" table:formula="msoxl:=  IF(SUM(C33:C34)=0,&quot;-&quot;,SUM(C33:C34))" table:style-name="ce19">
            <text:p>-</text:p>
          </table:table-cell>
          <table:table-cell office:value-type="string" office:string-value="-" table:formula="msoxl:=  IF(SUM(D33:D34)=0,&quot;-&quot;,SUM(D33:D34))" table:style-name="ce20">
            <text:p>-</text:p>
          </table:table-cell>
          <table:table-cell office:value-type="string" office:string-value="-" table:formula="msoxl:=  IF(SUM(E33:E34)=0,&quot;-&quot;,SUM(E33:E34))" table:style-name="ce19">
            <text:p>-</text:p>
          </table:table-cell>
          <table:table-cell office:value-type="string" office:string-value="-" table:formula="msoxl:=  IF(SUM(F33:F34)=0,&quot;-&quot;,SUM(F33:F34))" table:style-name="ce20">
            <text:p>-</text:p>
          </table:table-cell>
          <table:table-cell office:value-type="string" office:string-value="-" table:formula="msoxl:=  IF(SUM(G33:G34)=0,&quot;-&quot;,SUM(G33:G34))" table:style-name="ce19">
            <text:p>-</text:p>
          </table:table-cell>
          <table:table-cell office:value-type="string" office:string-value="-" table:formula="msoxl:=  IF(SUM(H33:H34)=0,&quot;-&quot;,SUM(H33:H34))" table:style-name="ce20">
            <text:p>-</text:p>
          </table:table-cell>
          <table:table-cell office:value-type="string" office:string-value="-" table:formula="msoxl:=  IF(SUM(I33:I34)=0,&quot;-&quot;,SUM(I33:I34))" table:style-name="ce19">
            <text:p>-</text:p>
          </table:table-cell>
          <table:table-cell office:value-type="string" office:string-value="-" table:formula="msoxl:=  IF(SUM(J33:J34)=0,&quot;-&quot;,SUM(J33:J34))" table:style-name="ce20">
            <text:p>-</text:p>
          </table:table-cell>
          <table:table-cell office:value-type="string" office:string-value="-" table:formula="msoxl:=  IF(SUM(K33:K34)=0,&quot;-&quot;,SUM(K33:K34))" table:style-name="ce19">
            <text:p>-</text:p>
          </table:table-cell>
          <table:table-cell office:value-type="string" office:string-value="-" table:formula="msoxl:=  IF(SUM(L33:L34)=0,&quot;-&quot;,SUM(L33:L34))" table:style-name="ce20">
            <text:p>-</text:p>
          </table:table-cell>
          <table:table-cell office:value-type="string" office:string-value="-" table:formula="msoxl:=  IF(SUM(M33:M34)=0,&quot;-&quot;,SUM(M33:M34))" table:style-name="ce19">
            <text:p>-</text:p>
          </table:table-cell>
          <table:table-cell office:value-type="string" office:string-value="-" table:formula="msoxl:=  IF(SUM(N33:N34)=0,&quot;-&quot;,SUM(N33:N34))" table:style-name="ce20">
            <text:p>-</text:p>
          </table:table-cell>
          <table:table-cell office:value-type="string" office:string-value="-" table:formula="msoxl:=  IF(SUM(O33:O34)=0,&quot;-&quot;,SUM(O33:O34))" table:style-name="ce19">
            <text:p>-</text:p>
          </table:table-cell>
          <table:table-cell office:value-type="string" office:string-value="-" table:formula="msoxl:=  IF(SUM(P33:P34)=0,&quot;-&quot;,SUM(P33:P34))" table:style-name="ce20">
            <text:p>-</text:p>
          </table:table-cell>
          <table:table-cell office:value-type="string" office:string-value="-" table:formula="msoxl:=  IF(SUM(Q33:Q34)=0,&quot;-&quot;,SUM(Q33:Q34))" table:style-name="ce19">
            <text:p>-</text:p>
          </table:table-cell>
          <table:table-cell office:value-type="string" office:string-value="-" table:formula="msoxl:=  IF(SUM(R33:R34)=0,&quot;-&quot;,SUM(R33:R34))" table:style-name="ce20">
            <text:p>-</text:p>
          </table:table-cell>
          <table:table-cell office:value-type="string" office:string-value="-" table:formula="msoxl:=  IF(SUM(S33:S34)=0,&quot;-&quot;,SUM(S33:S34))" table:style-name="ce19">
            <text:p>-</text:p>
          </table:table-cell>
          <table:table-cell office:value-type="string" office:string-value="-" table:formula="msoxl:=  IF(SUM(T33:T34)=0,&quot;-&quot;,SUM(T33:T34))" table:style-name="ce20">
            <text:p>-</text:p>
          </table:table-cell>
          <table:table-cell office:value-type="string" office:string-value="-" table:formula="msoxl:=  IF(SUM(U33:U34)=0,&quot;-&quot;,SUM(U33:U34))" table:style-name="ce19">
            <text:p>-</text:p>
          </table:table-cell>
          <table:table-cell office:value-type="string" office:string-value="-" table:formula="msoxl:=  IF(SUM(V33:V34)=0,&quot;-&quot;,SUM(V33:V34))" table:style-name="ce20">
            <text:p>-</text:p>
          </table:table-cell>
          <table:table-cell office:value-type="string" office:string-value="-" table:formula="msoxl:=  IF(SUM(W33:W34)=0,&quot;-&quot;,SUM(W33:W34))" table:style-name="ce19">
            <text:p>-</text:p>
          </table:table-cell>
          <table:table-cell office:value-type="string" office:string-value="-" table:formula="msoxl:=  IF(SUM(X33:X34)=0,&quot;-&quot;,SUM(X33:X34))" table:style-name="ce20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4">
            <text:p><text:s text:c="4"/>金門縣</text:p>
          </table:table-cell>
          <table:table-cell office:value-type="string" table:style-name="ce21">
            <text:p>KINMEN COUNTY</text:p>
          </table:table-cell>
          <table:table-cell office:value-type="string" office:string-value="-" table:formula="msoxl:=  IF(SUM(E33,G33,I33,K33,M33,O33,Q33,S33,U33,W33)=0,&quot;-&quot;,SUM(E33,G33,I33,K33,M33,O33,Q33,S33,U33,W33))" table:style-name="ce19">
            <text:p>-</text:p>
          </table:table-cell>
          <table:table-cell office:value-type="string" office:string-value="-" table:formula="msoxl:=  IF(SUM(F33,H33,J33,L33,N33,P33,R33,T33,V33,X33)=0,&quot;-&quot;,SUM(F33,H33,J33,L33,N33,P33,R33,T33,V33,X33))" table:style-name="ce20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5">
            <text:p>-</text:p>
          </table:table-cell>
          <table:table-cell table:number-columns-repeated="16360"/>
        </table:table-row>
        <table:table-row table:style-name="ro3">
          <table:table-cell office:value-type="string" table:style-name="ce25">
            <text:p><text:s text:c="4"/>連江縣</text:p>
          </table:table-cell>
          <table:table-cell office:value-type="string" table:style-name="ce4">
            <text:p>LIANJIANG COUNTY</text:p>
          </table:table-cell>
          <table:table-cell office:value-type="string" office:string-value="-" table:formula="msoxl:=  IF(SUM(E34,G34,I34,K34,M34,O34,Q34,S34,U34,W34)=0,&quot;-&quot;,SUM(E34,G34,I34,K34,M34,O34,Q34,S34,U34,W34))" table:style-name="ce22">
            <text:p>-</text:p>
          </table:table-cell>
          <table:table-cell office:value-type="string" office:string-value="-" table:formula="msoxl:=  IF(SUM(F34,H34,J34,L34,N34,P34,R34,T34,V34,X34)=0,&quot;-&quot;,SUM(F34,H34,J34,L34,N34,P34,R34,T34,V34,X34))" table:style-name="ce23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6">
            <text:p>-</text:p>
          </table:table-cell>
          <table:table-cell table:number-columns-repeated="16360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text-style style:name="N30">
      <number:text-content/>
    </number:text-style>
    <number:number-style style:name="N58P0">
      <number:number number:decimal-places="1" number:min-integer-digits="1" number:grouping="true"/>
      <number:text> </number:text>
    </number:number-style>
    <number:number-style style:name="N5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5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in" fo:margin-right="0.2in" style:print-orientation="landscape" style:print-page-order="ttb" style:first-page-number="continue" style:scale-to="94%" style:table-centering="none" style:print="objects charts drawings"/>
      <style:header-style>
        <style:header-footer-properties fo:min-height="0.2in" fo:margin-left="0.2in" fo:margin-right="0.2in" fo:margin-bottom="0in"/>
      </style:header-style>
      <style:footer-style>
        <style:header-footer-properties fo:min-height="0.2in" fo:margin-left="0.2in" fo:margin-right="0.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erry</meta:initial-creator>
    <dc:creator>李境超</dc:creator>
    <meta:creation-date>2013-05-11T08:10:28Z</meta:creation-date>
    <dc:date>2017-08-11T09:11:25Z</dc:date>
    <meta:print-date>2017-08-11T09:11:07Z</meta:print-date>
  </office:meta>
</office:document-meta>
</file>